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2:50:46.00061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1-10-19T22:52:44.543091959</dc:date>
    <meta:editing-duration>PT4M43S</meta:editing-duration>
    <meta:editing-cycles>4</meta:editing-cycles>
    <meta:generator>LibreOffice/7.1.5.2$OpenBSD_X86_64 LibreOffice_project/10$Build-2</meta:generator>
    <meta:document-statistic meta:table-count="4" meta:cell-count="3286" meta:object-count="0"/>
  </office:meta>
</office:document-meta>
</file>